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9cm" svg:height="1.803cm" svg:x="5.811cm" svg:y="10cm">
          <text:p text:style-name="P1">C#</text:p>
          <draw:enhanced-geometry svg:viewBox="0 0 21600 21600" draw:glue-points="10800 0 0 10800 10800 21600 21600 10800" draw:text-areas="0 0 21600 ?f11" draw:type="paper" draw:modifiers="19059.62264150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89cm" svg:height="1.859cm" svg:x="18.811cm" svg:y="10cm">
          <text:p text:style-name="P1">C++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89cm" svg:height="1.789cm" svg:x="24cm" svg:y="10.011cm">
          <text:p text:style-name="P1">C++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2.152cm" svg:height="2cm" svg:x="9.648cm" svg:y="9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4cm" svg:height="10cm" svg:x="13.8cm" svg:y="6cm">
          <text:p text:style-name="P1">Mo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3cm" svg:height="1.15cm" svg:x="8.8cm" svg:y="8.85cm">
          <draw:text-box>
            <text:p text:style-name="P2"><text:span text:style-name="T1">APIWrapper.dll</text:span></text:p>
          </draw:text-box>
        </draw:frame>
        <draw:custom-shape draw:style-name="gr1" draw:text-style-name="P2" draw:layer="layout" svg:width="2.152cm" svg:height="2cm" svg:x="2cm" svg:y="4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.152cm" svg:height="2cm" svg:x="1.94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.152cm" svg:height="2cm" svg:x="2.1cm" svg:y="14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3cm" svg:y1="10.6cm" svg:x2="3cm" svg:y2="14.2cm">
          <text:p/>
        </draw:line>
        <draw:frame draw:style-name="gr2" draw:layer="layout" svg:width="5cm" svg:height="1.15cm" svg:x="0.8cm" svg:y="3.75cm">
          <draw:text-box>
            <text:p text:style-name="P2"><text:span text:style-name="T1">Kinova.API.Jaco.dll</text:span></text:p>
          </draw:text-box>
        </draw:frame>
        <draw:frame draw:style-name="gr2" draw:layer="layout" svg:width="5.1cm" svg:height="1.15cm" svg:x="0.7cm" svg:y="6.95cm">
          <draw:text-box>
            <text:p text:style-name="P2"><text:span text:style-name="T1">Kinova.DLL.Data.dll</text:span></text:p>
          </draw:text-box>
        </draw:frame>
        <draw:frame draw:style-name="gr2" draw:layer="layout" svg:width="7.168cm" svg:height="1.15cm" svg:x="0.798cm" svg:y="14.049cm">
          <draw:text-box>
            <text:p text:style-name="P2"><text:span text:style-name="T1">Kinova.DLL.USBManager.dll</text:span></text:p>
          </draw:text-box>
        </draw:frame>
        <draw:line draw:style-name="gr4" draw:text-style-name="P1" draw:layer="layout" svg:x1="4.4cm" svg:y1="6.7cm" svg:x2="6.1cm" svg:y2="9.2cm">
          <text:p/>
        </draw:line>
        <draw:line draw:style-name="gr4" draw:text-style-name="P1" draw:layer="layout" svg:x1="4.4cm" svg:y1="9.4cm" svg:x2="5.4cm" svg:y2="10.3cm">
          <text:p/>
        </draw:line>
        <draw:line draw:style-name="gr4" draw:text-style-name="P1" draw:layer="layout" svg:x1="4.1cm" svg:y1="14cm" svg:x2="5.7cm" svg:y2="12.3cm">
          <text:p/>
        </draw:line>
        <draw:line draw:style-name="gr4" draw:text-style-name="P1" draw:layer="layout" svg:x1="7.7cm" svg:y1="11cm" svg:x2="9.4cm" svg:y2="11cm">
          <text:p/>
        </draw:line>
        <draw:line draw:style-name="gr4" draw:text-style-name="P1" draw:layer="layout" svg:x1="12cm" svg:y1="11cm" svg:x2="13.4cm" svg:y2="11cm">
          <text:p/>
        </draw:line>
        <draw:line draw:style-name="gr4" draw:text-style-name="P1" draw:layer="layout" svg:x1="16.8cm" svg:y1="11cm" svg:x2="18.3cm" svg:y2="11cm">
          <text:p/>
        </draw:line>
        <draw:line draw:style-name="gr4" draw:text-style-name="P1" draw:layer="layout" svg:x1="21cm" svg:y1="11cm" svg:x2="23cm" svg:y2="11cm">
          <text:p/>
        </draw:line>
        <draw:frame draw:style-name="gr5" draw:text-style-name="P3" draw:layer="layout" svg:width="4.3cm" svg:height="2.147cm" svg:x="4.8cm" svg:y="12cm">
          <draw:text-box>
            <text:p text:style-name="P3"><text:span text:style-name="T2">Code C# regroupant les fonctions requises de la librairie</text:span></text:p>
          </draw:text-box>
        </draw:frame>
        <draw:frame draw:style-name="gr5" draw:text-style-name="P3" draw:layer="layout" svg:width="4.3cm" svg:height="2.147cm" svg:x="17.8cm" svg:y="12.253cm">
          <draw:text-box>
            <text:p text:style-name="P3"><text:span text:style-name="T2">Code C++ recréant l'univers Jaco en appelant le wrapper à travers Mono</text:span></text:p>
          </draw:text-box>
        </draw:frame>
        <draw:frame draw:style-name="gr5" draw:text-style-name="P3" draw:layer="layout" svg:width="4.3cm" svg:height="2.147cm" svg:x="22.5cm" svg:y="12.2cm">
          <draw:text-box>
            <text:p text:style-name="P3"><text:span text:style-name="T2">Programme Monitor appelant la classe C++ comme si il utilisait la vraie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7-08T15:42:58</meta:creation-date>
    <dc:date>2013-07-08T16:14:35</dc:date>
    <dc:creator>Psycko </dc:creator>
    <meta:editing-duration>PT6S</meta:editing-duration>
    <meta:editing-cycles>1</meta:editing-cycles>
    <meta:document-statistic meta:object-count="23"/>
    <meta:generator>LibreOffice/3.6$Linux_x86 LibreOffice_project/360m1$Build-2</meta:generator>
  </office:meta>
</office:document-meta>
</file>